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intel-clear" svg:font-family="intel-clear, tahoma, Helvetica, helvetica, Arial, sans-serif"/>
    <style:font-face style:name="sans-serif" svg:font-family="sans-serif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5.875in" fo:margin-left="0.4972in" table:align="left"/>
    </style:style>
    <style:style style:name="Таблица2.A" style:family="table-column">
      <style:table-column-properties style:column-width="0.4375in"/>
    </style:style>
    <style:style style:name="Таблица2.B" style:family="table-column">
      <style:table-column-properties style:column-width="3.5in"/>
    </style:style>
    <style:style style:name="Таблица2.C" style:family="table-column">
      <style:table-column-properties style:column-width="1.93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6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7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8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1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5" style:family="paragraph" style:parent-style-name="Text_20_body">
      <style:text-properties fo:language="ru" fo:country="RU" officeooo:rsid="0023e02e" officeooo:paragraph-rsid="0023e02e"/>
    </style:style>
    <style:style style:name="P16" style:family="paragraph" style:parent-style-name="Text_20_body">
      <style:text-properties fo:language="ru" fo:country="RU" officeooo:rsid="002bc252" officeooo:paragraph-rsid="002bc252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0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fo:language="ru" fo:country="RU" officeooo:rsid="00d70e5f" officeooo:paragraph-rsid="006977f1"/>
    </style:style>
    <style:style style:name="P23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24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25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26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27" style:family="paragraph" style:parent-style-name="Text_20_body" style:list-style-name="GOST_20_TR_20_bullets">
      <style:text-properties fo:language="ru" fo:country="RU" officeooo:rsid="00d71e00" officeooo:paragraph-rsid="00d71e00"/>
    </style:style>
    <style:style style:name="P28" style:family="paragraph" style:parent-style-name="Table_20_Contents">
      <style:text-properties fo:language="ru" fo:country="RU" officeooo:rsid="00154200" officeooo:paragraph-rsid="00df8a71"/>
    </style:style>
    <style:style style:name="P29" style:family="paragraph" style:parent-style-name="Table_20_Contents">
      <style:text-properties fo:language="ru" fo:country="RU" officeooo:paragraph-rsid="01083d58"/>
    </style:style>
    <style:style style:name="P30" style:family="paragraph" style:parent-style-name="GOST_20_Main_20_Body" style:list-style-name="GOST_20_TR_20_main_20_body">
      <style:text-properties fo:language="ru" fo:country="RU" officeooo:paragraph-rsid="00df8a71"/>
    </style:style>
    <style:style style:name="P31" style:family="paragraph" style:parent-style-name="GOST_20_Main_20_Body" style:list-style-name="GOST_20_TR_20_main_20_body">
      <style:text-properties fo:language="ru" fo:country="RU" officeooo:rsid="0052f44b" officeooo:paragraph-rsid="01083d58"/>
    </style:style>
    <style:style style:name="P32" style:family="paragraph" style:parent-style-name="GOST_20_Main_20_Body">
      <style:text-properties fo:language="ru" fo:country="RU" officeooo:rsid="0052f44b" officeooo:paragraph-rsid="01083d58"/>
    </style:style>
    <style:style style:name="P33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34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35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36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37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38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39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40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41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42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43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44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45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46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47" style:family="paragraph" style:parent-style-name="GOST_20_Main_20_Body" style:list-style-name="GOST_20_TR_20_main_20_body">
      <style:text-properties fo:language="ru" fo:country="RU" officeooo:rsid="00de68e8" officeooo:paragraph-rsid="00e1d33a"/>
    </style:style>
    <style:style style:name="P48" style:family="paragraph" style:parent-style-name="GOST_20_Main_20_Body" style:list-style-name="GOST_20_TR_20_main_20_body">
      <style:text-properties fo:language="ru" fo:country="RU" officeooo:rsid="00e2fb0f" officeooo:paragraph-rsid="00e2fb0f"/>
    </style:style>
    <style:style style:name="P49" style:family="paragraph" style:parent-style-name="GOST_20_Main_20_Body" style:list-style-name="GOST_20_TR_20_main_20_body">
      <style:text-properties fo:language="ru" fo:country="RU" officeooo:rsid="00e49172" officeooo:paragraph-rsid="00e750f6"/>
    </style:style>
    <style:style style:name="P50" style:family="paragraph" style:parent-style-name="GOST_20_Main_20_Body">
      <style:text-properties fo:language="ru" fo:country="RU" officeooo:rsid="00e49172" officeooo:paragraph-rsid="00e750f6"/>
    </style:style>
    <style:style style:name="P51" style:family="paragraph" style:parent-style-name="GOST_20_Main_20_Body" style:list-style-name="GOST_20_TR_20_main_20_body">
      <style:text-properties fo:language="ru" fo:country="RU" officeooo:rsid="00dab2f6"/>
    </style:style>
    <style:style style:name="P52" style:family="paragraph" style:parent-style-name="GOST_20_Main_20_Body">
      <style:text-properties fo:language="ru" fo:country="RU" officeooo:paragraph-rsid="01083d58"/>
    </style:style>
    <style:style style:name="P53" style:family="paragraph" style:parent-style-name="GOST_20_Main_20_Body" style:list-style-name="GOST_20_TR_20_main_20_body">
      <style:text-properties officeooo:rsid="00dab2f6" officeooo:paragraph-rsid="00dab2f6"/>
    </style:style>
    <style:style style:name="P54" style:family="paragraph" style:parent-style-name="GOST_20_Main_20_Body" style:list-style-name="GOST_20_TR_20_main_20_body">
      <style:text-properties officeooo:rsid="00de68e8" officeooo:paragraph-rsid="00de68e8"/>
    </style:style>
    <style:style style:name="P55" style:family="paragraph" style:parent-style-name="GOST_20_Main_20_Body">
      <style:text-properties officeooo:rsid="00de68e8" officeooo:paragraph-rsid="00de68e8"/>
    </style:style>
    <style:style style:name="P56" style:family="paragraph" style:parent-style-name="GOST_20_Main_20_Body" style:list-style-name="GOST_20_TR_20_main_20_body">
      <style:text-properties officeooo:rsid="00eb2cbb" officeooo:paragraph-rsid="00eb2cbb"/>
    </style:style>
    <style:style style:name="P57" style:family="paragraph" style:parent-style-name="GOST_20_Main_20_Body" style:list-style-name="GOST_20_TR_20_bullets">
      <style:text-properties officeooo:rsid="00eb97eb" officeooo:paragraph-rsid="00eb97eb"/>
    </style:style>
    <style:style style:name="P58" style:family="paragraph" style:parent-style-name="GOST_20_Main_20_Body" style:list-style-name="GOST_20_TR_20_bullets">
      <style:text-properties officeooo:rsid="00ec48be" officeooo:paragraph-rsid="00ec48be"/>
    </style:style>
    <style:style style:name="P59" style:family="paragraph" style:parent-style-name="GOST_20_Main_20_Body" style:list-style-name="GOST_20_TR_20_bullets">
      <style:text-properties officeooo:rsid="00edbe8c" officeooo:paragraph-rsid="00edbe8c"/>
    </style:style>
    <style:style style:name="P60" style:family="paragraph" style:parent-style-name="GOST_20_Main_20_Body" style:list-style-name="GOST_20_TR_20_main_20_body">
      <style:text-properties officeooo:rsid="00ef4d89" officeooo:paragraph-rsid="00ef4d89"/>
    </style:style>
    <style:style style:name="P61" style:family="paragraph" style:parent-style-name="GOST_20_Main_20_Body" style:list-style-name="GOST_20_TR_20_main_20_body">
      <style:text-properties officeooo:rsid="00f2a0f3" officeooo:paragraph-rsid="00f2a0f3"/>
    </style:style>
    <style:style style:name="P62" style:family="paragraph" style:parent-style-name="GOST_20_Main_20_Body" style:list-style-name="GOST_20_TR_20_main_20_body">
      <style:text-properties officeooo:rsid="00f2f421" officeooo:paragraph-rsid="00f2f421"/>
    </style:style>
    <style:style style:name="P63" style:family="paragraph" style:parent-style-name="GOST_20_Main_20_Body" style:list-style-name="GOST_20_TR_20_main_20_body">
      <style:text-properties officeooo:rsid="00f3c23c" officeooo:paragraph-rsid="00f3c23c"/>
    </style:style>
    <style:style style:name="P64" style:family="paragraph" style:parent-style-name="GOST_20_Main_20_Body" style:list-style-name="GOST_20_TR_20_main_20_body">
      <style:text-properties officeooo:rsid="00f3c5eb" officeooo:paragraph-rsid="00f3c5eb"/>
    </style:style>
    <style:style style:name="P65" style:family="paragraph" style:parent-style-name="GOST_20_Main_20_Body" style:list-style-name="GOST_20_TR_20_bullets">
      <style:text-properties officeooo:rsid="00f3c5eb" officeooo:paragraph-rsid="00f3c5eb"/>
    </style:style>
    <style:style style:name="P66" style:family="paragraph" style:parent-style-name="GOST_20_Main_20_Body" style:list-style-name="GOST_20_TR_20_bullets">
      <style:text-properties officeooo:rsid="00f4c73e" officeooo:paragraph-rsid="00f4c73e"/>
    </style:style>
    <style:style style:name="P67" style:family="paragraph" style:parent-style-name="GOST_20_Main_20_Body" style:list-style-name="GOST_20_TR_20_bullets">
      <style:text-properties officeooo:rsid="00f63988" officeooo:paragraph-rsid="00f63988"/>
    </style:style>
    <style:style style:name="P68" style:family="paragraph" style:parent-style-name="GOST_20_Main_20_Body" style:list-style-name="GOST_20_TR_20_bullets">
      <style:text-properties officeooo:rsid="00f7608f" officeooo:paragraph-rsid="00f7608f"/>
    </style:style>
    <style:style style:name="P69" style:family="paragraph" style:parent-style-name="GOST_20_Main_20_Body" style:list-style-name="GOST_20_TR_20_bullets">
      <style:text-properties officeooo:rsid="00f786a8" officeooo:paragraph-rsid="00f786a8"/>
    </style:style>
    <style:style style:name="P70" style:family="paragraph" style:parent-style-name="GOST_20_Main_20_Body" style:list-style-name="GOST_20_TR_20_main_20_body">
      <style:text-properties officeooo:rsid="00f8a1e9" officeooo:paragraph-rsid="00f8a1e9"/>
    </style:style>
    <style:style style:name="P71" style:family="paragraph" style:parent-style-name="GOST_20_Main_20_Body" style:list-style-name="GOST_20_TR_20_main_20_body">
      <style:text-properties officeooo:rsid="00fd0456" officeooo:paragraph-rsid="00fd0456"/>
    </style:style>
    <style:style style:name="P72" style:family="paragraph" style:parent-style-name="GOST_20_Main_20_Body" style:list-style-name="GOST_20_TR_20_bullets">
      <style:text-properties officeooo:rsid="00fd0456" officeooo:paragraph-rsid="00fd0456"/>
    </style:style>
    <style:style style:name="P73" style:family="paragraph" style:parent-style-name="GOST_20_Main_20_Body" style:list-style-name="GOST_20_TR_20_main_20_body">
      <style:text-properties officeooo:rsid="00fddb56" officeooo:paragraph-rsid="00fddb56"/>
    </style:style>
    <style:style style:name="P74" style:family="paragraph" style:parent-style-name="GOST_20_Main_20_Body" style:list-style-name="GOST_20_TR_20_main_20_body">
      <style:text-properties officeooo:rsid="00fe156f" officeooo:paragraph-rsid="00fe156f"/>
    </style:style>
    <style:style style:name="P75" style:family="paragraph" style:parent-style-name="GOST_20_Main_20_Body" style:list-style-name="GOST_20_TR_20_main_20_body">
      <style:text-properties officeooo:rsid="00ffb674" officeooo:paragraph-rsid="00ffb674"/>
    </style:style>
    <style:style style:name="P76" style:family="paragraph" style:parent-style-name="GOST_20_Main_20_Body">
      <style:text-properties officeooo:rsid="00ffb674" officeooo:paragraph-rsid="00ffb674"/>
    </style:style>
    <style:style style:name="P77" style:family="paragraph" style:parent-style-name="GOST_20_Main_20_Body" style:list-style-name="GOST_20_TR_20_main_20_body">
      <style:text-properties officeooo:rsid="01010adf" officeooo:paragraph-rsid="01010adf"/>
    </style:style>
    <style:style style:name="P78" style:family="paragraph" style:parent-style-name="GOST_20_Main_20_Body" style:list-style-name="GOST_20_TR_20_main_20_body">
      <style:text-properties officeooo:rsid="0105bdc7" officeooo:paragraph-rsid="0105bdc7"/>
    </style:style>
    <style:style style:name="P79" style:family="paragraph" style:parent-style-name="GOST_20_Main_20_Body">
      <style:text-properties officeooo:rsid="0105bdc7" officeooo:paragraph-rsid="0105bdc7"/>
    </style:style>
    <style:style style:name="P80" style:family="paragraph" style:parent-style-name="GOST_20_TR_20_Heading_20_1" style:list-style-name="GOST_20_TR_20_main_20_body">
      <style:text-properties fo:language="ru" fo:country="RU" officeooo:rsid="00dab2f6" officeooo:paragraph-rsid="00dab2f6"/>
    </style:style>
    <style:style style:name="P81" style:family="paragraph" style:parent-style-name="GOST_20_TR_20_Heading_20_1">
      <style:paragraph-properties fo:break-before="page"/>
      <style:text-properties fo:language="ru" fo:country="RU"/>
    </style:style>
    <style:style style:name="P82" style:family="paragraph" style:parent-style-name="GOST_20_TR_20_Heading_20_1" style:list-style-name="GOST_20_TR_20_main_20_body">
      <style:paragraph-properties fo:break-before="page"/>
      <style:text-properties fo:language="ru" fo:country="RU" officeooo:rsid="00d8ebfb" officeooo:paragraph-rsid="00d8ebfb"/>
    </style:style>
    <style:style style:name="P83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4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dab2f6"/>
    </style:style>
    <style:style style:name="P85" style:family="paragraph" style:parent-style-name="GOST_20_TR_20_Heading_20_1" style:list-style-name="GOST_20_TR_20_main_20_body">
      <style:paragraph-properties fo:break-before="page"/>
      <style:text-properties fo:language="ru" fo:country="RU" officeooo:rsid="00dab2f6" officeooo:paragraph-rsid="00dab2f6"/>
    </style:style>
    <style:style style:name="P86" style:family="paragraph" style:parent-style-name="GOST_20_TR_20_Heading_20_1" style:list-style-name="GOST_20_TR_20_main_20_body" style:master-page-name="">
      <loext:graphic-properties draw:fill="none"/>
      <style:paragraph-properties fo:margin-left="0.5in" fo:margin-right="0in" fo:margin-top="0.1665in" fo:margin-bottom="0.0835in" loext:contextual-spacing="false" fo:text-indent="-0.25in" style:auto-text-indent="false" style:page-number="auto" fo:break-before="page" fo:background-color="transparent" fo:keep-with-next="always"/>
      <style:text-properties fo:language="ru" fo:country="RU" officeooo:rsid="00dab2f6" officeooo:paragraph-rsid="00dab2f6"/>
    </style:style>
    <style:style style:name="P87" style:family="paragraph" style:parent-style-name="GOST_20_TR_20_Heading_20_2" style:list-style-name="GOST_20_TR_20_main_20_body"/>
    <style:style style:name="P88" style:family="paragraph" style:parent-style-name="Contents_20_Heading">
      <style:paragraph-properties fo:break-before="page"/>
    </style:style>
    <style:style style:name="P8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54200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officeooo:rsid="006d0049"/>
    </style:style>
    <style:style style:name="T4" style:family="text">
      <style:text-properties officeooo:rsid="006d705c"/>
    </style:style>
    <style:style style:name="T5" style:family="text">
      <style:text-properties officeooo:rsid="007818e1"/>
    </style:style>
    <style:style style:name="T6" style:family="text">
      <style:text-properties officeooo:rsid="00790875"/>
    </style:style>
    <style:style style:name="T7" style:family="text">
      <style:text-properties officeooo:rsid="00790e71"/>
    </style:style>
    <style:style style:name="T8" style:family="text">
      <style:text-properties officeooo:rsid="007c3d16"/>
    </style:style>
    <style:style style:name="T9" style:family="text">
      <style:text-properties officeooo:rsid="007dd7cd"/>
    </style:style>
    <style:style style:name="T10" style:family="text">
      <style:text-properties officeooo:rsid="007e872c"/>
    </style:style>
    <style:style style:name="T11" style:family="text">
      <style:text-properties officeooo:rsid="00837f5c"/>
    </style:style>
    <style:style style:name="T12" style:family="text">
      <style:text-properties officeooo:rsid="0084ab51"/>
    </style:style>
    <style:style style:name="T13" style:family="text">
      <style:text-properties officeooo:rsid="0087469c"/>
    </style:style>
    <style:style style:name="T14" style:family="text">
      <style:text-properties officeooo:rsid="008c9e4a"/>
    </style:style>
    <style:style style:name="T15" style:family="text">
      <style:text-properties officeooo:rsid="008e2aae"/>
    </style:style>
    <style:style style:name="T16" style:family="text">
      <style:text-properties officeooo:rsid="00bd132f"/>
    </style:style>
    <style:style style:name="T17" style:family="text">
      <style:text-properties officeooo:rsid="00cb15fa"/>
    </style:style>
    <style:style style:name="T18" style:family="text">
      <style:text-properties officeooo:rsid="00cb99d2"/>
    </style:style>
    <style:style style:name="T19" style:family="text">
      <style:text-properties officeooo:rsid="00d86c2e"/>
    </style:style>
    <style:style style:name="T20" style:family="text">
      <style:text-properties officeooo:rsid="00d9223c"/>
    </style:style>
    <style:style style:name="T21" style:family="text">
      <style:text-properties officeooo:rsid="00dab2f6"/>
    </style:style>
    <style:style style:name="T22" style:family="text">
      <style:text-properties officeooo:rsid="00db3e17"/>
    </style:style>
    <style:style style:name="T23" style:family="text">
      <style:text-properties officeooo:rsid="00b83375"/>
    </style:style>
    <style:style style:name="T24" style:family="text">
      <style:text-properties officeooo:rsid="00db4184"/>
    </style:style>
    <style:style style:name="T25" style:family="text">
      <style:text-properties officeooo:rsid="00e3a75f"/>
    </style:style>
    <style:style style:name="T26" style:family="text">
      <style:text-properties officeooo:rsid="00e5a326"/>
    </style:style>
    <style:style style:name="T27" style:family="text">
      <style:text-properties officeooo:rsid="00e750f6"/>
    </style:style>
    <style:style style:name="T28" style:family="text">
      <style:text-properties officeooo:rsid="00edbe8c"/>
    </style:style>
    <style:style style:name="T29" style:family="text">
      <style:text-properties officeooo:rsid="00ee2443"/>
    </style:style>
    <style:style style:name="T30" style:family="text">
      <style:text-properties officeooo:rsid="00ee6d30"/>
    </style:style>
    <style:style style:name="T31" style:family="text">
      <style:text-properties officeooo:rsid="00ee6e8c"/>
    </style:style>
    <style:style style:name="T32" style:family="text">
      <style:text-properties officeooo:rsid="00f11273"/>
    </style:style>
    <style:style style:name="T33" style:family="text">
      <style:text-properties officeooo:rsid="00f4c73e"/>
    </style:style>
    <style:style style:name="T34" style:family="text">
      <style:text-properties officeooo:rsid="00f7608f"/>
    </style:style>
    <style:style style:name="T35" style:family="text">
      <style:text-properties officeooo:rsid="00fbc905"/>
    </style:style>
    <style:style style:name="T36" style:family="text">
      <style:text-properties officeooo:rsid="00ff417a"/>
    </style:style>
    <style:style style:name="T37" style:family="text">
      <style:text-properties officeooo:rsid="0103bed2"/>
    </style:style>
    <style:style style:name="T38" style:family="text">
      <style:text-properties officeooo:rsid="010406b4"/>
    </style:style>
    <style:style style:name="T39" style:family="text">
      <style:text-properties officeooo:rsid="01083d58"/>
    </style:style>
    <style:style style:name="T40" style:family="text">
      <style:text-properties officeooo:rsid="010bf1ac"/>
    </style:style>
    <style:style style:name="T41" style:family="text">
      <style:text-properties officeooo:rsid="010fb79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СОГЛАСОВАНО</text:p>
          </table:table-cell>
          <table:table-cell table:style-name="Table1.A1" office:value-type="string">
            <text:p text:style-name="P17">УТВЕРЖДАЮ</text:p>
          </table:table-cell>
        </table:table-row>
        <table:table-row>
          <table:table-cell table:style-name="Table1.A2" office:value-type="string">
            <text:p text:style-name="P11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8">должность, головной исполнитель ОКР</text:p>
          </table:table-cell>
          <table:table-cell table:style-name="Table1.A1" office:value-type="string">
            <text:p text:style-name="P18">должность, заказчик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1">____________________________________</text:p>
          </table:table-cell>
        </table:table-row>
        <table:table-row>
          <table:table-cell table:style-name="Table1.A1" office:value-type="string">
            <text:p text:style-name="P18">подпись, инициалы, фамилия</text:p>
          </table:table-cell>
          <table:table-cell table:style-name="Table1.A1" office:value-type="string">
            <text:p text:style-name="P18">подпись, инициалы, фамилия</text:p>
          </table:table-cell>
        </table:table-row>
        <table:table-row>
          <table:table-cell table:style-name="Table1.A6" office:value-type="string">
            <text:p text:style-name="P8">«___»____________________ 20___г.</text:p>
          </table:table-cell>
          <table:table-cell table:style-name="Table1.A6" office:value-type="string">
            <text:p text:style-name="P9">«___»____________________ 20___г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ТЕХНИЧЕСКОЕ ЗАДАНИЕ <text:line-break/>НА <text:span text:style-name="T18">СОСТАВНУЮ ЧАСТЬ </text:span>ОПЫТНО-КОНСТРУКТОРСК<text:span text:style-name="T14">ОЙ</text:span> РАБОТ<text:span text:style-name="T14">Ы</text:span></text:p>
      <text:p text:style-name="P5"/>
      <text:p text:style-name="P22">ПО НОУТБУКА ОПЕРАТОРА</text:p>
      <text:p text:style-name="P2"/>
      <text:p text:style-name="P2">СЗ-1<text:span text:style-name="T15">-ПО-ОП</text:span></text:p>
      <text:p text:style-name="P6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8">Содержание</text:p>
          </text:index-title>
          <text:p text:style-name="P89"><text:a xlink:type="simple" xlink:href="#__RefHeading___Toc4037_4183935394" text:style-name="Index_20_Link" text:visited-style-name="Index_20_Link"><text:s/>1 <text:s/>Введение.<text:tab/>3</text:a></text:p>
          <text:p text:style-name="P89"><text:a xlink:type="simple" xlink:href="#__RefHeading___Toc4039_4183935394" text:style-name="Index_20_Link" text:visited-style-name="Index_20_Link"><text:s/>2 <text:s/>Основания для разработки.<text:tab/>4</text:a></text:p>
          <text:p text:style-name="P89"><text:a xlink:type="simple" xlink:href="#__RefHeading___Toc4041_4183935394" text:style-name="Index_20_Link" text:visited-style-name="Index_20_Link"><text:s/>3 <text:s/>Назначение разработки.<text:tab/>5</text:a></text:p>
          <text:p text:style-name="P89"><text:a xlink:type="simple" xlink:href="#__RefHeading___Toc4043_4183935394" text:style-name="Index_20_Link" text:visited-style-name="Index_20_Link"><text:s/>4 <text:s/>Требования к программному продукту.<text:tab/>6</text:a></text:p>
          <text:p text:style-name="P90"><text:a xlink:type="simple" xlink:href="#__RefHeading___Toc4045_4183935394" text:style-name="Index_20_Link" text:visited-style-name="Index_20_Link"><text:s/>4.1 <text:s/>Требования к функциональным характеристикам.<text:tab/>6</text:a></text:p>
          <text:p text:style-name="P90"><text:a xlink:type="simple" xlink:href="#__RefHeading___Toc4047_4183935394" text:style-name="Index_20_Link" text:visited-style-name="Index_20_Link"><text:s/>4.2 <text:s/>Требования к надёжности.<text:tab/>6</text:a></text:p>
          <text:p text:style-name="P90"><text:a xlink:type="simple" xlink:href="#__RefHeading___Toc4049_4183935394" text:style-name="Index_20_Link" text:visited-style-name="Index_20_Link"><text:s/>4.3 <text:s/>Условия эксплуатации.<text:tab/>6</text:a></text:p>
          <text:p text:style-name="P90"><text:a xlink:type="simple" xlink:href="#__RefHeading___Toc4051_4183935394" text:style-name="Index_20_Link" text:visited-style-name="Index_20_Link"><text:s/>4.4 <text:s/>Требования к составу и параметрам технических средств.<text:tab/>7</text:a></text:p>
          <text:p text:style-name="P90"><text:a xlink:type="simple" xlink:href="#__RefHeading___Toc4053_4183935394" text:style-name="Index_20_Link" text:visited-style-name="Index_20_Link"><text:s/>4.5 <text:s/>Требования к информационной и программной совместимости.<text:tab/>7</text:a></text:p>
          <text:p text:style-name="P90"><text:a xlink:type="simple" xlink:href="#__RefHeading___Toc4055_4183935394" text:style-name="Index_20_Link" text:visited-style-name="Index_20_Link"><text:s/>4.6 <text:s/>Требования к маркировке и упаковке.<text:tab/>7</text:a></text:p>
          <text:p text:style-name="P90"><text:a xlink:type="simple" xlink:href="#__RefHeading___Toc4057_4183935394" text:style-name="Index_20_Link" text:visited-style-name="Index_20_Link"><text:s/>4.7 <text:s/>Требование к транспортировке и хранению.<text:tab/>7</text:a></text:p>
          <text:p text:style-name="P90"><text:a xlink:type="simple" xlink:href="#__RefHeading___Toc4059_4183935394" text:style-name="Index_20_Link" text:visited-style-name="Index_20_Link"><text:s/>4.8 <text:s/>Специальные требования.<text:tab/>8</text:a></text:p>
          <text:p text:style-name="P89"><text:a xlink:type="simple" xlink:href="#__RefHeading___Toc4061_4183935394" text:style-name="Index_20_Link" text:visited-style-name="Index_20_Link"><text:s/>5 <text:s/>Требования к программной документации.<text:tab/>8</text:a></text:p>
          <text:p text:style-name="P89"><text:a xlink:type="simple" xlink:href="#__RefHeading___Toc4063_4183935394" text:style-name="Index_20_Link" text:visited-style-name="Index_20_Link"><text:s/>6 <text:s/>Технико-экономические показатели.<text:tab/>9</text:a></text:p>
          <text:p text:style-name="P89"><text:a xlink:type="simple" xlink:href="#__RefHeading___Toc4065_4183935394" text:style-name="Index_20_Link" text:visited-style-name="Index_20_Link"><text:s/>7 <text:s/>Стадии и этапы разработки.<text:tab/>10</text:a></text:p>
          <text:p text:style-name="P89"><text:a xlink:type="simple" xlink:href="#__RefHeading___Toc4067_4183935394" text:style-name="Index_20_Link" text:visited-style-name="Index_20_Link"><text:s/>8 <text:s/>Порядок контроля и приёмки.<text:tab/>11</text:a></text:p>
          <text:p text:style-name="P89"><text:a xlink:type="simple" xlink:href="#__RefHeading___Toc1024_1566413351" text:style-name="Index_20_Link" text:visited-style-name="Index_20_Link"><text:s/>9 <text:s/>Ссылочные документы.<text:tab/>13</text:a></text:p>
          <text:p text:style-name="P89"><text:a xlink:type="simple" xlink:href="#__RefHeading___Toc1026_1566413351" text:style-name="Index_20_Link" text:visited-style-name="Index_20_Link"><text:s/>10 <text:s/>Перечень сокращений.<text:tab/>14</text:a></text:p>
        </text:index-body>
      </text:table-of-content>
      <text:p text:style-name="GOST_20_Main_20_Body"/>
      <text:list xml:id="list4188986557" text:style-name="GOST_20_TR_20_main_20_body">
        <text:list-item>
          <text:h text:style-name="P82" text:outline-level="1"><text:bookmark-start text:name="__RefHeading___Toc4037_4183935394"/>Введение<text:span text:style-name="T20">.</text:span><text:bookmark-end text:name="__RefHeading___Toc4037_4183935394"/></text:h>
          <text:list>
            <text:list-item>
              <text:p text:style-name="P53">Разрабатываемое программное обеспечение предназначено для использования на ноутбуке оператора в составе стратосферной исследовательской системе "Шмель".<text:span text:style-name="T22"> Наименование разрабатываемого должно быть выбрано до завершения этапа рабочего проекта.</text:span></text:p>
            </text:list-item>
            <text:list-item>
              <text:p text:style-name="P54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</text:list>
        </text:list-item>
      </text:list>
      <text:p text:style-name="P55"/>
      <text:list xml:id="list174211846460265" text:continue-numbering="true" text:style-name="GOST_20_TR_20_main_20_body">
        <text:list-item>
          <text:h text:style-name="P85" text:outline-level="1"><text:bookmark-start text:name="__RefHeading___Toc4039_4183935394"/>Основания для разработки.<text:bookmark-end text:name="__RefHeading___Toc4039_4183935394"/></text:h>
          <text:list>
            <text:list-item>
              <text:p text:style-name="P30">Основания для проведения <text:span text:style-name="T23">СЧ </text:span>ОКР<text:span text:style-name="T3">.</text:span></text:p>
              <text:list>
                <text:list-item>
                  <text:p text:style-name="P30">положения конкурса "Воздушно-инженерная школа CanSat в России.</text:p>
                </text:list-item>
                <text:list-item>
                  <text:p text:style-name="P30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  <text:list-item>
              <text:p text:style-name="P30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30">Сроки выполнения <text:span text:style-name="T24">СЧ </text:span>ОКР распределены на несколько этапов согласно таблице <text:sequence-ref text:reference-format="value" text:ref-name="reftable_id1">1</text:sequence-ref>.</text:p>
            </text:list-item>
          </text:list>
          <text:p text:style-name="P30">Таблица <text:sequence text:ref-name="reftable_id1" text:name="table_id" text:formula="ooow:table_id+1" style:num-format="1">1</text:sequence><text:span text:style-name="T1">. Этапы проведения СЧ ОКР.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№</text:p>
          </table:table-cell>
          <table:table-cell table:style-name="Таблица1.A1" office:value-type="string">
            <text:p text:style-name="P28">Наименования этапа</text:p>
          </table:table-cell>
          <table:table-cell table:style-name="Таблица1.C1" office:value-type="string">
            <text:p text:style-name="P28">Срок окончания</text:p>
          </table:table-cell>
        </table:table-row>
        <table:table-row>
          <table:table-cell table:style-name="Таблица1.A2" office:value-type="string">
            <text:p text:style-name="P28">1</text:p>
          </table:table-cell>
          <table:table-cell table:style-name="Таблица1.A2" office:value-type="string">
            <text:p text:style-name="P28">Разработка эскизного проекта</text:p>
          </table:table-cell>
          <table:table-cell table:style-name="Таблица1.C2" office:value-type="string">
            <text:p text:style-name="P28">Январь 2019</text:p>
          </table:table-cell>
        </table:table-row>
        <table:table-row>
          <table:table-cell table:style-name="Таблица1.A2" office:value-type="string">
            <text:p text:style-name="P28">2</text:p>
          </table:table-cell>
          <table:table-cell table:style-name="Таблица1.A2" office:value-type="string">
            <text:p text:style-name="P28">Разработка рабочего проекта</text:p>
          </table:table-cell>
          <table:table-cell table:style-name="Таблица1.C2" office:value-type="string">
            <text:p text:style-name="P28">Март 2019</text:p>
          </table:table-cell>
        </table:table-row>
        <table:table-row>
          <table:table-cell table:style-name="Таблица1.A2" office:value-type="string">
            <text:p text:style-name="P28">3</text:p>
          </table:table-cell>
          <table:table-cell table:style-name="Таблица1.A2" office:value-type="string">
            <text:p text:style-name="P28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8">Июнь 2019</text:p>
          </table:table-cell>
        </table:table-row>
      </table:table>
      <text:list xml:id="list174211298194488" text:continue-numbering="true" text:style-name="GOST_20_TR_20_main_20_body">
        <text:list-header>
          <text:p text:style-name="P51"/>
        </text:list-header>
        <text:list-item>
          <text:h text:style-name="P85" text:outline-level="1"><text:bookmark-start text:name="__RefHeading___Toc4041_4183935394"/>Назначение разработки.<text:bookmark-end text:name="__RefHeading___Toc4041_4183935394"/></text:h>
          <text:list>
            <text:list-item>
              <text:p text:style-name="P47">Разрабатываемое ПО предназначено для приёма телеметрической информации от приёмной станции, для её анализа и отображения оператору в реальном времени.</text:p>
            </text:list-item>
            <text:list-item>
              <text:p text:style-name="P48">П<text:span text:style-name="T25">О</text:span> предназначено для использования оператором - участником команды "Спутникостроительный завод имени композитора Юрия Шостаковича".</text:p>
            </text:list-item>
            <text:list-item>
              <text:p text:style-name="P49">ПО предназначено для для получения информация, передаваемой зондом при помощи сети iridium, от сервера-ретранслятора, <text:span text:style-name="T26">также </text:span>входящего в состав системы.<text:span text:style-name="T27"> Так же ПО позволяет передачу управляющих воздействий на борт стратосферного зонда при помощи системы Iridium.</text:span></text:p>
            </text:list-item>
          </text:list>
        </text:list-item>
      </text:list>
      <text:p text:style-name="P50"/>
      <text:list xml:id="list174210851102184" text:continue-numbering="true" text:style-name="GOST_20_TR_20_main_20_body">
        <text:list-item>
          <text:h text:style-name="P85" text:outline-level="1"><text:bookmark-start text:name="__RefHeading___Toc4043_4183935394"/>Требования к программному продукту.<text:bookmark-end text:name="__RefHeading___Toc4043_4183935394"/></text:h>
          <text:list>
            <text:list-item>
              <text:h text:style-name="P87" text:outline-level="2"><text:bookmark-start text:name="__RefHeading___Toc4045_4183935394"/>Требования к функциональным характеристикам.<text:bookmark-end text:name="__RefHeading___Toc4045_4183935394"/></text:h>
              <text:list>
                <text:list-item>
                  <text:p text:style-name="P56">Разрабатываемое ПО должно обеспечивать выполнение следующих функций:</text:p>
                </text:list-item>
              </text:list>
            </text:list-item>
          </text:list>
        </text:list-item>
      </text:list>
      <text:list xml:id="list281783233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57">приём телеметрической информации, предоставляемой наземной станцией в составе системы;</text:p>
                    </text:list-item>
                    <text:list-item>
                      <text:p text:style-name="P58">приём телеметрической информации, предоставляемой сервером-ретранслятором в составе системы;</text:p>
                    </text:list-item>
                    <text:list-item>
                      <text:p text:style-name="P58">формирование и передача управляющих воздействий<text:span text:style-name="T28"> серверу-ретранслятору для последующей передачи на стратосферный зонд посредством сети Iridium.</text:span></text:p>
                    </text:list-item>
                    <text:list-item>
                      <text:p text:style-name="P59">Разбор и анализ поступающей телеметрии в реальном времени.</text:p>
                    </text:list-item>
                    <text:list-item>
                      <text:p text:style-name="P59">Накопление и архивирование поступающей телеметрии.</text:p>
                    </text:list-item>
                    <text:list-item>
                      <text:p text:style-name="P59">Отображение в графическом виде наиболее важных телеметрируемых параметров состояния аппарата оператору.</text:p>
                    </text:list-item>
                    <text:list-item>
                      <text:p text:style-name="P59"><text:span text:style-name="T30">Э</text:span>кспорт<text:span text:style-name="T30"> накопленных данных </text:span>в формате .csv файлов<text:span text:style-name="T29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211455505532" text:continue-list="list174210851102184" text:style-name="GOST_20_TR_20_main_20_body">
        <text:list-item>
          <text:list>
            <text:list-item>
              <text:h text:style-name="P87" text:outline-level="2"><text:bookmark-start text:name="__RefHeading___Toc4047_4183935394"/>Требования к <text:span text:style-name="T31">надёжности.</text:span><text:bookmark-end text:name="__RefHeading___Toc4047_4183935394"/></text:h>
              <text:list>
                <text:list-item>
                  <text:p text:style-name="P60"><text:span text:style-name="T32">Р</text:span>азрабатываемое программное обеспечение должно быть спроектировано таким образом, чтобы никакая ошибка или отказ не являлись причиной потери работоспособности системой в целом.</text:p>
                </text:list-item>
                <text:list-item>
                  <text:p text:style-name="P61">Подсистема накопления телеметрии должна быть спроектирована так, чтобы исключить возможность потери архива в целом из-за программной ошибки.</text:p>
                </text:list-item>
                <text:list-item>
                  <text:p text:style-name="P61">Восстановление полной работоспособности ПО после сбоя должно быть производимо в течение 20-ти секунд.</text:p>
                </text:list-item>
              </text:list>
            </text:list-item>
            <text:list-item>
              <text:h text:style-name="P87" text:outline-level="2"><text:bookmark-start text:name="__RefHeading___Toc4049_4183935394"/>Условия эксплуатации.<text:bookmark-end text:name="__RefHeading___Toc4049_4183935394"/></text:h>
              <text:list>
                <text:list-item>
                  <text:p text:style-name="P62">ПО должно быть спроектированно независимым от климатических условий эксплуатации.</text:p>
                </text:list-item>
                <text:list-item>
                  <text:p text:style-name="P63">Минимальное количество операторов, требуемых для эксплаутации ПО - два человека.</text:p>
                </text:list-item>
              </text:list>
            </text:list-item>
            <text:list-item>
              <text:h text:style-name="P87" text:outline-level="2"><text:bookmark-start text:name="__RefHeading___Toc4051_4183935394"/><text:soft-page-break/>Требования к составу и параметрам технических средств.<text:bookmark-end text:name="__RefHeading___Toc4051_4183935394"/></text:h>
              <text:list>
                <text:list-item>
                  <text:p text:style-name="P64">ПО устанавливается на ноутбук. Далее приведены характеристики ноутбука, при которых ПО должно работать корректно:</text:p>
                </text:list-item>
              </text:list>
            </text:list-item>
          </text:list>
        </text:list-item>
      </text:list>
      <text:list xml:id="list174210199792239" text:continue-list="list281783233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5">Процессор: не хуже Intel(R) Core(TM) i3-6006U CPU @ 2.00GHz</text:p>
                    </text:list-item>
                    <text:list-item>
                      <text:p text:style-name="P65">О<text:span text:style-name="T33">б</text:span>ъем оперативной памяти: не менее 4<text:span text:style-name="T33"> гигабайт.</text:span></text:p>
                    </text:list-item>
                    <text:list-item>
                      <text:p text:style-name="P66">Объем персистентного накопителя: не менее 256 гигабайт.</text:p>
                    </text:list-item>
                    <text:list-item>
                      <text:p text:style-name="P66">Скорость доступа к персистентому накопителю - не менее 300мбит/с.</text:p>
                    </text:list-item>
                    <text:list-item>
                      <text:p text:style-name="P67">Разрешение экрана не менее 1920х1080<text:span text:style-name="T34"> пикселей.</text:span></text:p>
                    </text:list-item>
                    <text:list-item>
                      <text:p text:style-name="P68">Физический размер экрана не менее 14ти дюймов.</text:p>
                    </text:list-item>
                    <text:list-item>
                      <text:p text:style-name="P69">Наличие итерфейса Ethernet не хуже 1000Base-T (IEEE 802.3ab).</text:p>
                    </text:list-item>
                    <text:list-item>
                      <text:p text:style-name="P69">Наличие интерфейса Wireless Ethernet не хуже 802.11ac.</text:p>
                    </text:list-item>
                  </text:list>
                </text:list-item>
              </text:list>
            </text:list-item>
          </text:list>
        </text:list-item>
      </text:list>
      <text:list xml:id="list174211772796178" text:continue-list="list174211455505532" text:style-name="GOST_20_TR_20_main_20_body">
        <text:list-item>
          <text:list>
            <text:list-item>
              <text:list>
                <text:list-item>
                  <text:p text:style-name="P70">Допускается создание распределенной системы с использованием нескольких ноутбуков для <text:span text:style-name="T35">обеспечения рабочего места для нескольких операторов одновременно</text:span></text:p>
                </text:list-item>
              </text:list>
            </text:list-item>
            <text:list-item>
              <text:h text:style-name="P87" text:outline-level="2"><text:bookmark-start text:name="__RefHeading___Toc4053_4183935394"/>Требования к информационной и программной совместимости.<text:bookmark-end text:name="__RefHeading___Toc4053_4183935394"/></text:h>
              <text:list>
                <text:list-item>
                  <text:p text:style-name="P71">Программное обеспечение должно быть выпущено на следующие программные платформы:</text:p>
                </text:list-item>
              </text:list>
            </text:list-item>
          </text:list>
        </text:list-item>
      </text:list>
      <text:list xml:id="list174211736833443" text:continue-list="list17421019979223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GNU/Linux Debian 9 (Stretch);</text:p>
                    </text:list-item>
                    <text:list-item>
                      <text:p text:style-name="P72">Microsoft Windows 10.</text:p>
                    </text:list-item>
                  </text:list>
                </text:list-item>
              </text:list>
            </text:list-item>
          </text:list>
        </text:list-item>
      </text:list>
      <text:list xml:id="list174211899611091" text:continue-list="list174211772796178" text:style-name="GOST_20_TR_20_main_20_body">
        <text:list-item>
          <text:list>
            <text:list-item>
              <text:list>
                <text:list-item>
                  <text:p text:style-name="P71">Приветствуется использование кроссплатформенных инструментов разработки.</text:p>
                </text:list-item>
              </text:list>
            </text:list-item>
            <text:list-item>
              <text:h text:style-name="P87" text:outline-level="2"><text:bookmark-start text:name="__RefHeading___Toc4055_4183935394"/>Требования к маркировке и упаковке.<text:bookmark-end text:name="__RefHeading___Toc4055_4183935394"/></text:h>
              <text:list>
                <text:list-item>
                  <text:p text:style-name="P73">Приветствуется использование установочных пакетов для распространения разработанного ПО.</text:p>
                </text:list-item>
              </text:list>
            </text:list-item>
            <text:list-item>
              <text:h text:style-name="P87" text:outline-level="2"><text:bookmark-start text:name="__RefHeading___Toc4057_4183935394"/>Требование к транспортировке и хранению.<text:bookmark-end text:name="__RefHeading___Toc4057_4183935394"/></text:h>
              <text:list>
                <text:list-item>
                  <text:p text:style-name="P73">Требования не предоставляются.</text:p>
                </text:list-item>
              </text:list>
            </text:list-item>
            <text:list-item>
              <text:h text:style-name="P87" text:outline-level="2"><text:bookmark-start text:name="__RefHeading___Toc4059_4183935394"/><text:soft-page-break/>Специальные требования.<text:bookmark-end text:name="__RefHeading___Toc4059_4183935394"/></text:h>
              <text:list>
                <text:list-item>
                  <text:p text:style-name="P74">требования не предоставляют<text:span text:style-name="T36">ся.</text:span></text:p>
                </text:list-item>
              </text:list>
            </text:list-item>
          </text:list>
        </text:list-item>
        <text:list-item>
          <text:h text:style-name="P80" text:outline-level="1"><text:bookmark-start text:name="__RefHeading___Toc4061_4183935394"/>Требования к программной документации.<text:bookmark-end text:name="__RefHeading___Toc4061_4183935394"/></text:h>
          <text:list>
            <text:list-item>
              <text:p text:style-name="P75">Документация к программным кодам должна быть оформленна в виде комментариев. Допускается формирование дополнительных документов в формате Markdown. Приветствуется использование автоматических генераторов документации (doxygen, pydoc и прочие).</text:p>
            </text:list-item>
          </text:list>
        </text:list-item>
      </text:list>
      <text:p text:style-name="P76"/>
      <text:list xml:id="list174211626903998" text:continue-numbering="true" text:style-name="GOST_20_TR_20_main_20_body">
        <text:list-item>
          <text:h text:style-name="P86" text:outline-level="1"><text:bookmark-start text:name="__RefHeading___Toc4063_4183935394"/>Технико-экономические показатели.<text:bookmark-end text:name="__RefHeading___Toc4063_4183935394"/></text:h>
          <text:list>
            <text:list-item>
              <text:p text:style-name="P77">ПО должно обладать лучшими характеристиками <text:span text:style-name="T37">по сравнению с </text:span>отечественны<text:span text:style-name="T37">ми </text:span>и зарубежны<text:span text:style-name="T37">ми</text:span> <text:span text:style-name="T38">аналогами.</text:span></text:p>
            </text:list-item>
            <text:list-item>
              <text:p text:style-name="P78">Разработка данного ПО не подразумевает дополнительных расходов. Использование рабского труда не допускается.</text:p>
            </text:list-item>
          </text:list>
        </text:list-item>
      </text:list>
      <text:p text:style-name="P79"/>
      <text:list xml:id="list174211206295293" text:continue-numbering="true" text:style-name="GOST_20_TR_20_main_20_body">
        <text:list-item>
          <text:h text:style-name="P85" text:outline-level="1"><text:bookmark-start text:name="__RefHeading___Toc4065_4183935394"/>Стадии и этапы разработки.<text:bookmark-end text:name="__RefHeading___Toc4065_4183935394"/></text:h>
          <text:list>
            <text:list-item>
              <text:p text:style-name="P31"><text:span text:style-name="T4">Выполнение ОКР разделено на несколько этапов согласно таблице </text:span><text:span text:style-name="T4"><text:sequence-ref text:reference-format="value" text:ref-name="reftable_id2">2</text:sequence-ref></text:span><text:span text:style-name="T4">. Подобное разделение основано на регламенте чемпионата "воздшно-инженерная школа Cansat в России" [2].</text:span></text:p>
            </text:list-item>
          </text:list>
        </text:list-item>
      </text:list>
      <text:p text:style-name="P32"><text:span text:style-name="T39"><text:tab/></text:span>Таблица <text:sequence text:ref-name="reftable_id2" text:name="table_id" text:formula="ooow:table_id+1" style:num-format="1">2</text:sequence><text:span text:style-name="T1">. Этапы выполнения ОКР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Наименования этапа</text:p>
          </table:table-cell>
          <table:table-cell table:style-name="Таблица2.C1" office:value-type="string">
            <text:p text:style-name="P29">Срок окончания</text:p>
          </table:table-cell>
        </table:table-row>
        <table:table-row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29">Разработка эскизного проекта</text:p>
          </table:table-cell>
          <table:table-cell table:style-name="Таблица2.C2" office:value-type="string">
            <text:p text:style-name="P29">Январь 2019</text:p>
          </table:table-cell>
        </table:table-row>
        <table:table-row>
          <table:table-cell table:style-name="Таблица2.A2" office:value-type="string">
            <text:p text:style-name="P29">2</text:p>
          </table:table-cell>
          <table:table-cell table:style-name="Таблица2.A2" office:value-type="string">
            <text:p text:style-name="P29">Разработка рабочего проекта</text:p>
          </table:table-cell>
          <table:table-cell table:style-name="Таблица2.C2" office:value-type="string">
            <text:p text:style-name="P29">Март 2019</text:p>
          </table:table-cell>
        </table:table-row>
        <table:table-row>
          <table:table-cell table:style-name="Таблица2.A2" office:value-type="string">
            <text:p text:style-name="P29">3</text:p>
          </table:table-cell>
          <table:table-cell table:style-name="Таблица2.A2" office:value-type="string">
            <text:p text:style-name="P29">Изготовление и проведение контрольных испытаний всех элементов разрабатываемой системы</text:p>
          </table:table-cell>
          <table:table-cell table:style-name="Таблица2.C2" office:value-type="string">
            <text:p text:style-name="P29">Июнь 2019</text:p>
          </table:table-cell>
        </table:table-row>
      </table:table>
      <text:p text:style-name="P52"/>
      <text:p text:style-name="P52"/>
      <text:list xml:id="list174211153574748" text:continue-numbering="true" text:style-name="GOST_20_TR_20_main_20_body">
        <text:list-item>
          <text:h text:style-name="P84" text:outline-level="1"><text:bookmark-start text:name="__RefHeading___Toc4067_4183935394"/><text:span text:style-name="T21">Порядок контроля и приёмки.</text:span><text:bookmark-end text:name="__RefHeading___Toc4067_4183935394"/></text:h>
          <text:list>
            <text:list-item>
              <text:p text:style-name="P33">Для закрытия этапа эскизного проектирования, требуется выполнение следующих требований:</text:p>
              <text:list>
                <text:list-item>
                  <text:p text:style-name="P34">Должна быть оформлена пояснительная записка;</text:p>
                </text:list-item>
                <text:list-item>
                  <text:p text:style-name="P35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36"><text:span text:style-name="T9">Должна быть разработана </text:span>принципиальн<text:span text:style-name="T9">ая </text:span>электрическ<text:span text:style-name="T7">ой </text:span>схема аппарата<text:span text:style-name="T6">;</text:span></text:p>
                </text:list-item>
                <text:list-item>
                  <text:p text:style-name="P37"><text:span text:style-name="T10">Должна быть создана </text:span>презентаци<text:span text:style-name="T10">я</text:span> для устного доклада <text:span text:style-name="T40">комиссии.</text:span></text:p>
                </text:list-item>
                <text:list-item>
                  <text:p text:style-name="P38">В пояснительной записке должны быть отражены следующие <text:span text:style-name="T5">позиции</text:span>:</text:p>
                </text:list-item>
              </text:list>
            </text:list-item>
          </text:list>
        </text:list-item>
      </text:list>
      <text:list xml:id="list174210702269584" text:continue-list="list17421173683344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39">массовый расчёт;</text:p>
                    </text:list-item>
                    <text:list-item>
                      <text:p text:style-name="P39">расчёт энергобаланса;</text:p>
                    </text:list-item>
                    <text:list-item>
                      <text:p text:style-name="P39">расчёт стоимости<text:span text:style-name="T8"> комплектующих</text:span>;</text:p>
                    </text:list-item>
                    <text:list-item>
                      <text:p text:style-name="P39">прочностной расчёт конструкции (допустимо отсутствие);</text:p>
                    </text:list-item>
                    <text:list-item>
                      <text:p text:style-name="P39">тепловой расчёт (допустимо отсутствие)<text:span text:style-name="T5">;</text:span></text:p>
                    </text:list-item>
                    <text:list-item>
                      <text:p text:style-name="P40">описание протоколов инофрмационно-логического взаимодействия элементов системы<text:span text:style-name="T7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4211981237972" text:continue-list="list174211153574748" text:style-name="GOST_20_TR_20_main_20_body">
        <text:list-item>
          <text:list>
            <text:list-item>
              <text:list>
                <text:list-item>
                  <text:p text:style-name="P41">Презентация должна включать:</text:p>
                </text:list-item>
              </text:list>
            </text:list-item>
          </text:list>
        </text:list-item>
      </text:list>
      <text:list xml:id="list174212085603990" text:continue-list="list174210702269584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2">описание научной задачи;</text:p>
                    </text:list-item>
                    <text:list-item>
                      <text:p text:style-name="P42">описание технической задачи;</text:p>
                    </text:list-item>
                    <text:list-item>
                      <text:p text:style-name="P42">план график;</text:p>
                    </text:list-item>
                    <text:list-item>
                      <text:p text:style-name="P42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74210657625661" text:continue-list="list174211981237972" text:style-name="GOST_20_TR_20_main_20_body">
        <text:list-item>
          <text:list>
            <text:list-item>
              <text:p text:style-name="P43">Для закрытия этапа рабочего проекта должны быть выполнены следующие требования:</text:p>
              <text:list>
                <text:list-item>
                  <text:p text:style-name="P44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74211820360829" text:continue-list="list17421208560399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5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45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74211784039706" text:continue-list="list174210657625661" text:style-name="GOST_20_TR_20_main_20_body">
        <text:list-item>
          <text:list>
            <text:list-item>
              <text:list>
                <text:list-item>
                  <text:p text:style-name="P44"><text:soft-page-break/>Должна быть выпущена альфа версия программного обеспечения<text:span text:style-name="T12"> всех составных частей</text:span> системы.</text:p>
                </text:list-item>
                <text:list-item>
                  <text:p text:style-name="P44">Должны быть проведены <text:span text:style-name="T11">автономные </text:span>испытания элементов <text:span text:style-name="T11">разрабатываемой </text:span>системы.</text:p>
                </text:list-item>
              </text:list>
            </text:list-item>
            <text:list-item>
              <text:p text:style-name="P46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1" text:outline-level="1"><text:bookmark-start text:name="__RefHeading___Toc1024_1566413351"/>Ссылочные документы<text:span text:style-name="T41">.</text:span><text:bookmark-end text:name="__RefHeading___Toc1024_1566413351"/></text:h>
        </text:list-item>
      </text:list>
      <text:list xml:id="list174211544281227" text:continue-list="list174211820360829" text:style-name="GOST_20_TR_20_bullets">
        <text:list-item>
          <text:list>
            <text:list-item>
              <text:list>
                <text:list-item>
                  <text:p text:style-name="P23">ГОСТ Р 55996- 2014</text:p>
                </text:list-item>
                <text:list-item>
                  <text:p text:style-name="P24">Положения конкурса воздушно инженерная школа CanSat в России 2018-2019 от <text:span text:style-name="T13">7.11.2018.</text:span></text:p>
                </text:list-item>
              </text:list>
            </text:list-item>
          </text:list>
        </text:list-item>
      </text:list>
      <text:p text:style-name="P15"/>
      <text:list xml:id="list174209944745372" text:continue-list="list174211784039706" text:style-name="GOST_20_TR_20_main_20_body">
        <text:list-item>
          <text:h text:style-name="P83" text:outline-level="1"><text:bookmark-start text:name="__RefHeading___Toc1026_1566413351"/>Перечень сокращений<text:span text:style-name="T41">.</text:span><text:bookmark-end text:name="__RefHeading___Toc1026_1566413351"/></text:h>
        </text:list-item>
      </text:list>
      <text:list xml:id="list174210176907449" text:continue-list="list174211544281227" text:style-name="GOST_20_TR_20_bullets">
        <text:list-item>
          <text:list>
            <text:list-item>
              <text:list>
                <text:list-item>
                  <text:p text:style-name="P25">НИП - наземный измерительный пункт<text:span text:style-name="T16">;</text:span></text:p>
                </text:list-item>
                <text:list-item>
                  <text:p text:style-name="P26">ОКР - опытно конструкторская работа;</text:p>
                </text:list-item>
                <text:list-item>
                  <text:p text:style-name="P26">СЧ - <text:span text:style-name="T17">составная</text:span> часть<text:span text:style-name="T19">;</text:span></text:p>
                </text:list-item>
                <text:list-item>
                  <text:p text:style-name="P27">ПО - программное обеспечение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Со стороны исполнителей</text:p>
          </table:table-cell>
          <table:table-cell table:style-name="Table2.A1" office:value-type="string">
            <text:p text:style-name="P19">Со стороны заказчика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1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1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1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должность, головной исполнитель ОКР</text:p>
          </table:table-cell>
          <table:table-cell table:style-name="Table2.A1" office:value-type="string">
            <text:p text:style-name="P14">______________________________________</text:p>
            <text:p text:style-name="P21"><text:s/><text:span text:style-name="T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4">______________________________________</text:p>
            <text:p text:style-name="P20">подпись, инициалы, фамилия</text:p>
          </table:table-cell>
          <table:table-cell table:style-name="Table2.A1" office:value-type="string">
            <text:p text:style-name="P7">_________________________________</text:p>
            <text:p text:style-name="P20">подпись, инициалы, фамилия</text:p>
          </table:table-cell>
        </table:table-row>
        <table:table-row>
          <table:table-cell table:style-name="Table2.A1" office:value-type="string">
            <text:p text:style-name="P10">«___»____________________ 20___г.</text:p>
          </table:table-cell>
          <table:table-cell table:style-name="Table2.A1" office:value-type="string">
            <text:p text:style-name="P10">«___»____________________ 20___г.</text:p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intel-clear" svg:font-family="intel-clear, tahoma, Helvetica, helvetica, Arial, sans-serif"/>
    <style:font-face style:name="sans-serif" svg:font-family="sans-serif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7:42:09.738789245</dc:date>
    <dc:creator>Василий  </dc:creator>
    <meta:editing-duration>PT16H46M37S</meta:editing-duration>
    <meta:editing-cycles>239</meta:editing-cycles>
    <meta:generator>LibreOffice/6.0.7.3.0$Linux_X86_64 LibreOffice_project/00m0$Build-3</meta:generator>
    <meta:printed-by>Василий  </meta:printed-by>
    <meta:print-date>2019-01-18T14:14:50.059648497</meta:print-date>
    <meta:document-statistic meta:table-count="4" meta:image-count="0" meta:object-count="0" meta:page-count="15" meta:paragraph-count="194" meta:word-count="1149" meta:character-count="9836" meta:non-whitespace-character-count="8813"/>
  </office:meta>
</office:document-meta>
</file>